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aecc" officeooo:paragraph-rsid="0000aecc"/>
    </style:style>
    <style:style style:name="P2" style:family="paragraph" style:parent-style-name="Standard" style:list-style-name="L1">
      <style:text-properties officeooo:rsid="0000aecc" officeooo:paragraph-rsid="0000aecc"/>
    </style:style>
    <style:style style:name="P3" style:family="paragraph" style:parent-style-name="Standard" style:list-style-name="L1">
      <style:text-properties officeooo:rsid="000226da" officeooo:paragraph-rsid="000226da"/>
    </style:style>
    <style:style style:name="P4" style:family="paragraph" style:parent-style-name="Standard">
      <style:text-properties officeooo:rsid="000226da" officeooo:paragraph-rsid="000226da"/>
    </style:style>
    <style:style style:name="P5" style:family="paragraph" style:parent-style-name="Standard">
      <style:text-properties officeooo:rsid="0003abe5" officeooo:paragraph-rsid="0003abe5"/>
    </style:style>
    <style:style style:name="P6" style:family="paragraph" style:parent-style-name="Standard" style:list-style-name="L2">
      <style:text-properties officeooo:rsid="0003abe5" officeooo:paragraph-rsid="0003abe5"/>
    </style:style>
    <style:style style:name="P7" style:family="paragraph" style:parent-style-name="Standard" style:list-style-name="L2">
      <style:text-properties officeooo:rsid="00050466" officeooo:paragraph-rsid="00050466"/>
    </style:style>
    <style:style style:name="P8" style:family="paragraph" style:parent-style-name="Standard" style:list-style-name="L2">
      <style:text-properties officeooo:rsid="000525c2" officeooo:paragraph-rsid="00071922"/>
    </style:style>
    <style:style style:name="P9" style:family="paragraph" style:parent-style-name="Standard" style:list-style-name="L2">
      <style:text-properties officeooo:rsid="000525c2" officeooo:paragraph-rsid="000870c0"/>
    </style:style>
    <style:style style:name="P10" style:family="paragraph" style:parent-style-name="Standard">
      <style:text-properties officeooo:rsid="000525c2" officeooo:paragraph-rsid="000870c0"/>
    </style:style>
    <style:style style:name="T1" style:family="text">
      <style:text-properties officeooo:rsid="00050466"/>
    </style:style>
    <style:style style:name="T2" style:family="text">
      <style:text-properties officeooo:rsid="000525c2"/>
    </style:style>
    <style:style style:name="T3" style:family="text">
      <style:text-properties officeooo:rsid="000719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firstHeading"/>Organisation des Nations unies pour l'alimentation et l'agriculture</text:h>
      <text:p text:style-name="P1">Organisation spécialisée du système des Nations Unies</text:p>
      <text:p text:style-name="P1">Crée en 1945</text:p>
      <text:p text:style-name="P1">Siège : Rome</text:p>
      <text:p text:style-name="P4">En anglais : FAO : Food and Agriculture Organization of the United Nations</text:p>
      <text:p text:style-name="P4">FAOSTAT : BDD mondiale sur l’alimentation, l’agriculture et la faim</text:p>
      <text:p text:style-name="P1"/>
      <text:p text:style-name="P1">Objectif : « Aider à construire un monde libéré de la faim »</text:p>
      <text:p text:style-name="P1"/>
      <text:p text:style-name="P1">Missions et activités :</text:p>
      <text:list xml:id="list3844058486" text:style-name="L1">
        <text:list-item>
          <text:p text:style-name="P2">Fournir une assistance technique aux pays en développement.</text:p>
        </text:list-item>
        <text:list-item>
          <text:p text:style-name="P2">Fournir des informations et harmoniser les normes en termes de nutrition, d’agriculture, de gestion des forêts et de la pêche.</text:p>
        </text:list-item>
        <text:list-item>
          <text:p text:style-name="P2">Conseiller les gouvernements et leur fournir un espace de débat multilatéral.</text:p>
        </text:list-item>
        <text:list-item>
          <text:p text:style-name="P3">Organiser des forums neutres entre les Etats pour débattre des principaux problèmes relatifs à l’agriculture, l’alimentation et la sécurité alimentaire.</text:p>
        </text:list-item>
        <text:list-item>
          <text:p text:style-name="P3">En collaboration avec l’OMS, la FAO offre aux utilisateurs enregistrés des données de statistiques mondiales sur l’alimentation, l’agriculture et la faim. </text:p>
        </text:list-item>
      </text:list>
      <text:p text:style-name="P4"/>
      <text:p text:style-name="P5">Les causes de la faim dans le monde :</text:p>
      <text:p text:style-name="P5"><text:a xlink:type="simple" xlink:href="http://fr.wfp.org/histoires/causes-de-la-faim" text:style-name="Internet_20_link" text:visited-style-name="Visited_20_Internet_20_Link">http://fr.wfp.org/histoires/causes-de-la-faim</text:a></text:p>
      <text:list xml:id="list117605272" text:style-name="L2">
        <text:list-item>
          <text:p text:style-name="P6">Le piège de la pauvreté<text:line-break/>Certaines personnes pauvres n’ont pas accès aux nutriment essentiel à leur développement. Il s’en suit un cercle vicieux puisque ces personnes n’ont pas les capacités physiques pour générer des revenus nécessaires pour les faire sortir de la pauvreté. Ils sont donc condamnés à la pauvreté et la faim et ainsi de suite.</text:p>
        </text:list-item>
        <text:list-item>
          <text:p text:style-name="P6">Le manque d’investissement dans l’agriculture<text:line-break/>Dans les pays en voie de développement tout concourent à limiter les rendements agricoles. En effet, ces pays manquent d’infrastructures agricoles (routes, entrepôts et moyens d’irrigation) et par conséquent <text:span text:style-name="T1">les coûts de transport sont trop élevés.<text:line-break/>D’ailleurs la FAO a démontré que les investissements agricoles sont 5 fois plus efficaces pour réduire la pauvreté et la faim que les investissements dans tout autre secteur.</text:span></text:p>
        </text:list-item>
        <text:list-item>
          <text:p text:style-name="P7">Le climat et la météo<text:line-break/>Les catastrophes naturelles (inondations, les tempêtes tropicales et les période de sécheresse) ont des conséquences graves sur la fertilité d’une terre.<text:line-break/>Par exemple, en 2011 des sécheresses récurrentes ont eu pour conséquences de mauvaises récoltes <text:span text:style-name="T2">et de lourdes pertes de bétail en Ethiopie, en Somalie et au Kenya.<text:line-break/>Ces catastrophes naturelles se sont multipliées avec le changement climatique qui aggrave les menaces sur les terres fertiles. Parmi ces menaces ont y trouve l’érosion (accélérée par la déforestation), la salinisation et la désertification.</text:span></text:p>
        </text:list-item>
        <text:list-item>
          <text:p text:style-name="P8">Guerre et déplacement<text:line-break/>Les conflits perturbent la production agricole et alimentaire. <text:line-break/>En effet, d’abord ils poussent des millions de personnes à se déplacer se retrouvant dans des situations d’urgences alimentaires (conflit Syrien).<text:line-break/>Ensuite, lors des combats la nourriture peut devenir une arme. Une pratique courante pour les combattants est de détruire la nourriture et le bétail et de polluer les terres (Conflit actuel entre la Somalie et la République du Congo<text:span text:style-name="T3">).</text:span></text:p>
        </text:list-item>
        <text:list-item>
          <text:p text:style-name="P8"><text:soft-page-break/><text:span text:style-name="T3">Des marchés instables<text:line-break/>La loi de l’offre et de la demande bénéficie guère aux pays les plus pauvres puiqu’elle rend les prix des produits alimentaires instables. Ces fluctuations de prix rendent difficile l’accès des populations les plus pauvres à la nourriture.<text:line-break/>En effet, lorsque les prix augmentent les produits sont hors de portée et les consommateurs se tournent vers des produits moins chers et parfois moins nutritifs ce qui peut provoquer des carences alimentaires surtout chez les plus jeunes.</text:span></text:p>
        </text:list-item>
        <text:list-item>
          <text:p text:style-name="P9"><text:span text:style-name="T3">Gaspillage de la nourriture<text:line-break/>Un tiers de toute la nourriture produite (1,3 milliards de tonnes) n’est jamais consommée. Sinon mettait fin à se gaspillage, on améliorait considérablement la sécurité alimentaire globale dans le monde. (1 personne sur 8 souffre de la faim).<text:line-break/>De plus, cette nourriture gaspillée a été produite avec des ressources elles-mêmes gaspillées (l’équivalent en eau du fleuve Volga en Russie). Enfin, la production de cette nourriture gaspillée a également rejeter 3,3 milliards de tonnes de gaz à effet de serre dans l’atmosphère ce qui a des répercussions sur le climat et donc la production alimentaire.</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3:07:21.792090227</meta:creation-date>
    <dc:date>2018-02-22T14:18:21.016467097</dc:date>
    <meta:editing-duration>PT5M38S</meta:editing-duration>
    <meta:editing-cycles>1</meta:editing-cycles>
    <meta:document-statistic meta:table-count="0" meta:image-count="0" meta:object-count="0" meta:page-count="2" meta:paragraph-count="21" meta:word-count="623" meta:character-count="4015" meta:non-whitespace-character-count="3422"/>
    <meta:generator>LibreOffice/6.0.1.1$Linux_X86_64 LibreOffice_project/00m0$Build-1</meta:generator>
  </office:meta>
</office:document-meta>
</file>